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16750297198396426"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2347640001792162425"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026746402412543532"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3">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7538823440175953209"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text:soft-page-break/>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text:soft-page-break/>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
      <text:p text:style-name="P34"><text:soft-page-break/>***</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приходит конец?</text:p>
      <text:p text:style-name="P30"><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 Ты сердишься?</text:p>
      <text:p text:style-name="P33"><text:soft-page-break/>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text:soft-page-break/>–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0">…</text:p>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text:span><text:soft-page-break/><text:span text:style-name="T29">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text:span><text:span text:style-name="T1">и бюрократия</text:span><text:span text:style-name="T1">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text:span><text:span text:style-name="T5">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text:soft-page-break/>–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oft-page-break/><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text:soft-page-break/>– Охренеть. – сказал я холодно. – А я прям напрашивался!</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oft-page-break/><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text:soft-page-break/>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Я отвечаю за тебя, пока ты живёшь в Эквестрии. Хоть ты и зол на меня, не отказывайся, прошу тебя.</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text:soft-page-break/>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text:soft-page-break/>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text:span><text:span text:style-name="T31">Да и собраться с мыслями </text:span><text:span text:style-name="T31">проще </text:span><text:span text:style-name="T31">в доме, </text:span><text:span text:style-name="T31">избавленном от суеты и голосов за стенами</text:span><text:span text:style-name="T31">.</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0">–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text:soft-page-break/>–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 А сколько стоит вот это? – указал я на небольшую прикрытую от солнца мешковиной баночку с содержимым удивительной радужной расцветки.</text:p>
      <text:p text:style-name="P30"><text:soft-page-break/>–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Единорожка с серьёзным видом завела меня за угол и только после этого звонко расхохоталась. </text:p>
      <text:p text:style-name="P30"><text:soft-page-break/>–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 Это плохо. – погрустнела Рэрити. – Сон — важная часть для здоровья пони. Наверное, у её <text:soft-page-break/>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text:p>
      <text:p text:style-name="P30">– Эммм. Добрый вечер, человек Макс. Рада тебя видеть в Понивилле! Как дела? Что нового в Кантерлоте?</text:p>
      <text:p text:style-name="P30">Йопт! Ещё один Шерлок Холмс на мою голову!</text:p>
      <text:p text:style-name="P30">– Извиняюсь за нескромность, а откуда тебе про меня известно?</text:p>
      <text:p text:style-name="P1"><text:span text:style-name="T29">– Я получила вчера вечером послание </text:span><text:span text:style-name="T29">Е</text:span><text:span text:style-name="T29">ё Высочества о тебе. Всё в порядке, я уже ищу нужную книгу. Подожди немного, и я расскажу тебе, насколько далеко смогла продвинуться.</text:span></text:p>
      <text:p text:style-name="P22">“Вот неугомонная” <text:span text:style-name="T6">– подумал я </text:span><text:span text:style-name="T6">с </text:span><text:span text:style-name="T6">улыбкой</text:span><text:span text:style-name="T6"> </text:span><text:span text:style-name="T6">об аликорнице. </text:span><text:span text:style-name="T6">Её незримая забота </text:span><text:span text:style-name="T6">пробудила во мне </text:span><text:span text:style-name="T6"><text:s/></text:span><text:span text:style-name="T6">тёплое </text:span><text:span text:style-name="T6">ощущение дружеского плеча поддержки</text:span><text:span text:style-name="T6">. Надо будет помириться с ней по возвращению. Пусть она не считает меня ровнёй себе, хрен с ним! Не получается любить </text:span><text:span text:style-name="T6">— </text:span><text:span text:style-name="T6">будем дружить.</text:span><text:span text:style-name="T6">&lt;Перенести подальше, после ещё нескольких примеров поддержки&gt;</text:span></text:p>
      <text:p text:style-name="P1"><text:span text:style-name="T29">Между тем, лавандовая единорожка </text:span><text:span text:style-name="T29">вытащила здоровенный </text:span><text:span text:style-name="T29">пыльный </text:span><text:span text:style-name="T29">фолиант откуда-то из недр шкафа, выдолбленного прямо в дереве.</text:span></text:p>
      <text:p text:style-name="P72"/>
      <text:p text:style-name="P9"><text:soft-page-break/><text:span text:style-name="T31">&lt;</text:span><text:span text:style-name="T19">Макс помогает починить Эпплджек повозку.</text:span><text:span text:style-name="T31">&gt;</text:span></text:p>
      <text:p text:style-name="Text_20_body"/>
      <text:p text:style-name="Text_20_body">&lt;<text:span text:style-name="T20">Ты что! Нельзя любить фаэри! Она похитит твоё сердце и ты будешь искать её до смерти — Пинки </text:span><text:span text:style-name="T20">(Макс напился в баре с Пинки и она его утешает)</text:span>&gt;</text:p>
      <text:p text:style-name="P74">&lt;<text:span text:style-name="T21">В разговоре с Луной после исчезновения Селестии Макс узнаёт, что она </text:span><text:span text:style-name="T21">(Селестия)</text:span><text:span text:style-name="T21">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oft-page-break/><text:span text:style-name="T5">–</text:span> Нууу, - Твайлайт смутилась, <text:span text:style-name="T5">–</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text:soft-page-break/>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text:span><text:soft-page-break/><text:span text:style-name="T14">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text:soft-page-break/>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oft-page-break/><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oft-page-break/><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text:soft-page-break/>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text:soft-page-break/></text:p>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text:soft-page-break/>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oft-page-break/><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text:soft-page-break/></text:p>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4">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oft-page-break/><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text:soft-page-break/>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text:soft-page-break/>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6"/>
      <text:p text:style-name="P4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text:soft-page-break/>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text:soft-page-break/></text:p>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text:soft-page-break/>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text:soft-page-break/>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oft-page-break/><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oft-page-break/><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text:soft-page-break/>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soft-page-break/>…</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oft-page-break/><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text:soft-page-break/>–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2"/>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Селестию. Все ликуют</text:span><text:span text:style-name="T5">&gt;</text:span></text:p>
      <text:p text:style-name="P46"><text:soft-page-break/></text:p>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oft-page-break/><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358654052501488595"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43595728" text:continue-numbering="true" text:style-name="L5">
        <text:list-header>
          <text:p text:style-name="P116">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24184" text:continue-numbering="true" text:style-name="L5">
        <text:list-header>
          <text:p text:style-name="P116">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23925"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text:soft-page-break/>–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5336704920821059850"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2927811038254999734"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text:soft-page-break/>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text:soft-page-break/>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soft-page-break/>***</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text:soft-page-break/>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oft-page-break/><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text:span><text:span text:style-name="T14">Тебе вовсе не нужно для этого было заниматься со мной сексом, тем более, что он тебе неприятен</text:span><text:span text:style-name="T14">...</text:span>&gt;</text:p>
      <text:p text:style-name="P66">– <text:s text:c="2"/>За благополучие Эквестрии я бы и не ТАК разопнулась.<text:span text:style-name="T5"> </text:span><text:span text:style-name="T5">Я</text:span><text:span text:style-name="T14"> могла бы поведать тебе неисчислимые тайны магии, открыть многие законы мироздания... Но тебе был интересен только секс. Мне пришлось дать его тебе.</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text:span><text:soft-page-break/><text:span text:style-name="T1">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91017883214370998" text:style-name="L8">
        <text:list-header>
          <text:p text:style-name="P118">(<text:span text:style-name="T21">Луна — как повелительница снов, слышала разговор Макса с Анакорном</text:span>)</text:p>
          <text:p text:style-name="P119"/>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text:soft-page-break/>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23T23:43:24.67</dc:date>
    <meta:editing-duration>P64DT17H6M27S</meta:editing-duration>
    <meta:editing-cycles>3036</meta:editing-cycles>
    <meta:generator>OpenOffice/4.1.1$Win32 OpenOffice.org_project/411m6$Build-9775</meta:generator>
    <meta:document-statistic meta:table-count="0" meta:image-count="0" meta:object-count="0" meta:page-count="137" meta:paragraph-count="2839" meta:word-count="66690" meta:character-count="423680"/>
    <dc:creator>макс </dc:creator>
  </office:meta>
</office:document-meta>
</file>